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_col-Calc" style:family="table-column">
      <style:table-column-properties fo:break-before="auto" style:column-width="1.25in"/>
    </style:style>
    <style:style style:name="_row-Calc" style:family="table-row">
      <style:table-row-properties style:row-height="0.17708333333333331in" fo:break-before="auto"/>
    </style:style>
    <style:style style:name="7col-Calc" style:family="table-column">
      <style:table-column-properties fo:break-before="auto" style:column-width="2.125in"/>
    </style:style>
    <style:style style:name="1row-Calc" style:family="table-row">
      <style:table-row-properties style:use-optimal-row-height="true" fo:break-before="auto"/>
    </style:style>
    <style:style style:name="15row-Calc" style:family="table-row">
      <style:table-row-properties style:row-height="0.1875in" fo:break-before="auto"/>
    </style:style>
    <style:style style:name="1,1cel-Calc" style:family="table-cell" style:parent-style-name="Default">
      <style:text-properties style:font-name="Trebuchet MS" fo:font-size="18pt" fo:font-weight="bold"/>
    </style:style>
    <style:style style:name="2,1cel-Calc" style:family="table-cell" style:parent-style-name="Default">
      <style:paragraph-properties fo:text-align="end"/>
    </style:style>
    <number:number-style style:name="N3,1cel-Calc" style:volatile="true">
      <number:number number:min-integer-digits="1" number:decimal-places="0"/>
    </number:number-style>
    <style:style style:name="3,1cel-Calc" style:family="table-cell" style:parent-style-name="Default" style:data-style-name="N3,1cel-Calc"/>
    <number:number-style style:name="N3,2cel-Calc" style:volatile="true">
      <number:number number:min-integer-digits="1" number:decimal-places="0"/>
    </number:number-style>
    <style:style style:name="3,2cel-Calc" style:family="table-cell" style:parent-style-name="Default" style:data-style-name="N3,2cel-Calc"/>
    <number:number-style style:name="N3,4cel-Calc" style:volatile="true">
      <number:number number:min-integer-digits="1" number:decimal-places="0"/>
    </number:number-style>
    <style:style style:name="3,4cel-Calc" style:family="table-cell" style:parent-style-name="Default" style:data-style-name="N3,4cel-Calc"/>
    <number:number-style style:name="N3,5cel-Calc" style:volatile="true">
      <number:number number:min-integer-digits="1" number:decimal-places="0"/>
    </number:number-style>
    <style:style style:name="3,5cel-Calc" style:family="table-cell" style:parent-style-name="Default" style:data-style-name="N3,5cel-Calc"/>
    <number:number-style style:name="N4,1cel-Calc" style:volatile="true">
      <number:number number:min-integer-digits="1" number:decimal-places="0"/>
    </number:number-style>
    <style:style style:name="4,1cel-Calc" style:family="table-cell" style:parent-style-name="Default" style:data-style-name="N4,1cel-Calc"/>
    <number:number-style style:name="N4,2cel-Calc" style:volatile="true">
      <number:number number:min-integer-digits="1" number:decimal-places="0"/>
    </number:number-style>
    <style:style style:name="4,2cel-Calc" style:family="table-cell" style:parent-style-name="Default" style:data-style-name="N4,2cel-Calc"/>
    <number:number-style style:name="N4,4cel-Calc" style:volatile="true">
      <number:number number:min-integer-digits="1" number:decimal-places="0"/>
    </number:number-style>
    <style:style style:name="4,4cel-Calc" style:family="table-cell" style:parent-style-name="Default" style:data-style-name="N4,4cel-Calc"/>
    <number:number-style style:name="N4,5cel-Calc" style:volatile="true">
      <number:number number:min-integer-digits="1" number:decimal-places="0"/>
    </number:number-style>
    <style:style style:name="4,5cel-Calc" style:family="table-cell" style:parent-style-name="Default" style:data-style-name="N4,5cel-Calc"/>
    <style:style style:name="4,7cel-Calc" style:family="table-cell" style:parent-style-name="Default">
      <style:table-cell-properties fo:border-bottom="0.0008in solid #000000" fo:border-left="none" fo:border-right="none" fo:border-top="none"/>
    </style:style>
    <number:number-style style:name="N5,1cel-Calc" style:volatile="true">
      <number:number number:min-integer-digits="1" number:decimal-places="0"/>
    </number:number-style>
    <style:style style:name="5,1cel-Calc" style:family="table-cell" style:parent-style-name="Default" style:data-style-name="N5,1cel-Calc"/>
    <number:number-style style:name="N5,2cel-Calc" style:volatile="true">
      <number:number number:min-integer-digits="1" number:decimal-places="0"/>
    </number:number-style>
    <style:style style:name="5,2cel-Calc" style:family="table-cell" style:parent-style-name="Default" style:data-style-name="N5,2cel-Calc"/>
    <number:number-style style:name="N5,4cel-Calc" style:volatile="true">
      <number:number number:min-integer-digits="1" number:decimal-places="0"/>
    </number:number-style>
    <style:style style:name="5,4cel-Calc" style:family="table-cell" style:parent-style-name="Default" style:data-style-name="N5,4cel-Calc"/>
    <number:number-style style:name="N5,5cel-Calc" style:volatile="true">
      <number:number number:min-integer-digits="1" number:decimal-places="0"/>
    </number:number-style>
    <style:style style:name="5,5cel-Calc" style:family="table-cell" style:parent-style-name="Default" style:data-style-name="N5,5cel-Calc"/>
    <style:style style:name="5,6cel-Calc" style:family="table-cell" style:parent-style-name="Default">
      <style:table-cell-properties fo:border-bottom="none" fo:border-left="none" fo:border-right="0.0008in solid #000000" fo:border-top="none"/>
    </style:style>
    <style:style style:name="5,7cel-Calc" style:family="table-cell" style:parent-style-name="Default">
      <style:table-cell-properties fo:border-bottom="0.0008in solid #000000" fo:border-left="0.0008in solid #000000" fo:border-right="0.0008in solid #000000" fo:border-top="0.0008in solid #000000"/>
      <style:paragraph-properties fo:text-align="center"/>
      <style:text-properties fo:font-weight="bold"/>
    </style:style>
    <style:style style:name="5,9cel-Calc" style:family="table-cell" style:parent-style-name="Default">
      <style:table-cell-properties fo:border-bottom="none" fo:border-left="0.0008in solid #000000" fo:border-right="none" fo:border-top="none"/>
    </style:style>
    <number:number-style style:name="N6,1cel-Calc" style:volatile="true">
      <number:number number:min-integer-digits="1" number:decimal-places="0"/>
    </number:number-style>
    <style:style style:name="6,1cel-Calc" style:family="table-cell" style:parent-style-name="Default" style:data-style-name="N6,1cel-Calc"/>
    <number:number-style style:name="N6,2cel-Calc" style:volatile="true">
      <number:number number:min-integer-digits="1" number:decimal-places="0"/>
    </number:number-style>
    <style:style style:name="6,2cel-Calc" style:family="table-cell" style:parent-style-name="Default" style:data-style-name="N6,2cel-Calc"/>
    <number:number-style style:name="N6,4cel-Calc" style:volatile="true">
      <number:number number:min-integer-digits="1" number:decimal-places="0"/>
    </number:number-style>
    <style:style style:name="6,4cel-Calc" style:family="table-cell" style:parent-style-name="Default" style:data-style-name="N6,4cel-Calc"/>
    <number:number-style style:name="N6,5cel-Calc" style:volatile="true">
      <number:number number:min-integer-digits="1" number:decimal-places="0"/>
    </number:number-style>
    <style:style style:name="6,5cel-Calc" style:family="table-cell" style:parent-style-name="Default" style:data-style-name="N6,5cel-Calc"/>
    <style:style style:name="6,7cel-Calc" style:family="table-cell" style:parent-style-name="Default">
      <style:table-cell-properties fo:border-bottom="none" fo:border-left="0.0008in solid #000000" fo:border-right="none" fo:border-top="0.0008in solid #000000"/>
    </style:style>
    <number:number-style style:name="N6,8cel-Calc" style:volatile="true">
      <number:number number:min-integer-digits="1" number:decimal-places="0"/>
    </number:number-style>
    <style:style style:name="6,8cel-Calc" style:family="table-cell" style:parent-style-name="Default" style:data-style-name="N6,8cel-Calc">
      <style:table-cell-properties fo:border-bottom="none" fo:border-left="none" fo:border-right="0.0008in solid #000000" fo:border-top="0.0008in solid #000000"/>
    </style:style>
    <number:number-style style:name="N7,1cel-Calc" style:volatile="true">
      <number:number number:min-integer-digits="1" number:decimal-places="0"/>
    </number:number-style>
    <style:style style:name="7,1cel-Calc" style:family="table-cell" style:parent-style-name="Default" style:data-style-name="N7,1cel-Calc"/>
    <number:number-style style:name="N7,2cel-Calc" style:volatile="true">
      <number:number number:min-integer-digits="1" number:decimal-places="0"/>
    </number:number-style>
    <style:style style:name="7,2cel-Calc" style:family="table-cell" style:parent-style-name="Default" style:data-style-name="N7,2cel-Calc"/>
    <number:number-style style:name="N7,4cel-Calc" style:volatile="true">
      <number:number number:min-integer-digits="1" number:decimal-places="0"/>
    </number:number-style>
    <style:style style:name="7,4cel-Calc" style:family="table-cell" style:parent-style-name="Default" style:data-style-name="N7,4cel-Calc"/>
    <number:number-style style:name="N7,5cel-Calc" style:volatile="true">
      <number:number number:min-integer-digits="1" number:decimal-places="0"/>
    </number:number-style>
    <style:style style:name="7,5cel-Calc" style:family="table-cell" style:parent-style-name="Default" style:data-style-name="N7,5cel-Calc"/>
    <number:number-style style:name="N7,8cel-Calc" style:volatile="true">
      <number:number number:min-integer-digits="1" number:decimal-places="0"/>
    </number:number-style>
    <style:style style:name="7,8cel-Calc" style:family="table-cell" style:parent-style-name="Default" style:data-style-name="N7,8cel-Calc">
      <style:table-cell-properties fo:border-bottom="none" fo:border-left="none" fo:border-right="0.0008in solid #000000" fo:border-top="none"/>
    </style:style>
    <number:number-style style:name="N8,1cel-Calc" style:volatile="true">
      <number:number number:min-integer-digits="1" number:decimal-places="0"/>
    </number:number-style>
    <style:style style:name="8,1cel-Calc" style:family="table-cell" style:parent-style-name="Default" style:data-style-name="N8,1cel-Calc"/>
    <number:number-style style:name="N8,2cel-Calc" style:volatile="true">
      <number:number number:min-integer-digits="1" number:decimal-places="0"/>
    </number:number-style>
    <style:style style:name="8,2cel-Calc" style:family="table-cell" style:parent-style-name="Default" style:data-style-name="N8,2cel-Calc"/>
    <number:number-style style:name="N8,4cel-Calc" style:volatile="true">
      <number:number number:min-integer-digits="1" number:decimal-places="0"/>
    </number:number-style>
    <style:style style:name="8,4cel-Calc" style:family="table-cell" style:parent-style-name="Default" style:data-style-name="N8,4cel-Calc"/>
    <number:number-style style:name="N8,5cel-Calc" style:volatile="true">
      <number:number number:min-integer-digits="1" number:decimal-places="0"/>
    </number:number-style>
    <style:style style:name="8,5cel-Calc" style:family="table-cell" style:parent-style-name="Default" style:data-style-name="N8,5cel-Calc"/>
    <number:number-style style:name="N8,8cel-Calc" style:volatile="true">
      <number:number number:min-integer-digits="1" number:decimal-places="0"/>
    </number:number-style>
    <style:style style:name="8,8cel-Calc" style:family="table-cell" style:parent-style-name="Default" style:data-style-name="N8,8cel-Calc">
      <style:table-cell-properties fo:border-bottom="none" fo:border-left="none" fo:border-right="0.0008in solid #000000" fo:border-top="none"/>
    </style:style>
    <number:number-style style:name="N9,1cel-Calc" style:volatile="true">
      <number:number number:min-integer-digits="1" number:decimal-places="0"/>
    </number:number-style>
    <style:style style:name="9,1cel-Calc" style:family="table-cell" style:parent-style-name="Default" style:data-style-name="N9,1cel-Calc"/>
    <number:number-style style:name="N9,2cel-Calc" style:volatile="true">
      <number:number number:min-integer-digits="1" number:decimal-places="0"/>
    </number:number-style>
    <style:style style:name="9,2cel-Calc" style:family="table-cell" style:parent-style-name="Default" style:data-style-name="N9,2cel-Calc"/>
    <number:number-style style:name="N9,4cel-Calc" style:volatile="true">
      <number:number number:min-integer-digits="1" number:decimal-places="0"/>
    </number:number-style>
    <style:style style:name="9,4cel-Calc" style:family="table-cell" style:parent-style-name="Default" style:data-style-name="N9,4cel-Calc"/>
    <number:number-style style:name="N9,5cel-Calc" style:volatile="true">
      <number:number number:min-integer-digits="1" number:decimal-places="0"/>
    </number:number-style>
    <style:style style:name="9,5cel-Calc" style:family="table-cell" style:parent-style-name="Default" style:data-style-name="N9,5cel-Calc"/>
    <style:style style:name="9,7cel-Calc" style:family="table-cell" style:parent-style-name="Default">
      <style:table-cell-properties fo:border-bottom="0.0008in solid #000000" fo:border-left="0.0008in solid #000000" fo:border-right="none" fo:border-top="none"/>
    </style:style>
    <style:style style:name="9,8cel-Calc" style:family="table-cell" style:parent-style-name="Default">
      <style:table-cell-properties fo:border-bottom="0.0008in solid #000000" fo:border-left="none" fo:border-right="0.0008in solid #000000" fo:border-top="none"/>
    </style:style>
    <number:number-style style:name="N10,1cel-Calc" style:volatile="true">
      <number:number number:min-integer-digits="1" number:decimal-places="0"/>
    </number:number-style>
    <style:style style:name="10,1cel-Calc" style:family="table-cell" style:parent-style-name="Default" style:data-style-name="N10,1cel-Calc"/>
    <number:number-style style:name="N10,2cel-Calc" style:volatile="true">
      <number:number number:min-integer-digits="1" number:decimal-places="0"/>
    </number:number-style>
    <style:style style:name="10,2cel-Calc" style:family="table-cell" style:parent-style-name="Default" style:data-style-name="N10,2cel-Calc"/>
    <number:number-style style:name="N10,4cel-Calc" style:volatile="true">
      <number:number number:min-integer-digits="1" number:decimal-places="0"/>
    </number:number-style>
    <style:style style:name="10,4cel-Calc" style:family="table-cell" style:parent-style-name="Default" style:data-style-name="N10,4cel-Calc"/>
    <number:number-style style:name="N10,5cel-Calc" style:volatile="true">
      <number:number number:min-integer-digits="1" number:decimal-places="0"/>
    </number:number-style>
    <style:style style:name="10,5cel-Calc" style:family="table-cell" style:parent-style-name="Default" style:data-style-name="N10,5cel-Calc"/>
    <style:style style:name="10,7cel-Calc" style:family="table-cell" style:parent-style-name="Default">
      <style:table-cell-properties fo:border-bottom="none" fo:border-left="none" fo:border-right="none" fo:border-top="0.0008in solid #000000"/>
    </style:style>
    <number:number-style style:name="N11,1cel-Calc" style:volatile="true">
      <number:number number:min-integer-digits="1" number:decimal-places="0"/>
    </number:number-style>
    <style:style style:name="11,1cel-Calc" style:family="table-cell" style:parent-style-name="Default" style:data-style-name="N11,1cel-Calc"/>
    <number:number-style style:name="N11,2cel-Calc" style:volatile="true">
      <number:number number:min-integer-digits="1" number:decimal-places="0"/>
    </number:number-style>
    <style:style style:name="11,2cel-Calc" style:family="table-cell" style:parent-style-name="Default" style:data-style-name="N11,2cel-Calc"/>
    <number:number-style style:name="N11,4cel-Calc" style:volatile="true">
      <number:number number:min-integer-digits="1" number:decimal-places="0"/>
    </number:number-style>
    <style:style style:name="11,4cel-Calc" style:family="table-cell" style:parent-style-name="Default" style:data-style-name="N11,4cel-Calc"/>
    <number:number-style style:name="N11,5cel-Calc" style:volatile="true">
      <number:number number:min-integer-digits="1" number:decimal-places="0"/>
    </number:number-style>
    <style:style style:name="11,5cel-Calc" style:family="table-cell" style:parent-style-name="Default" style:data-style-name="N11,5cel-Calc"/>
    <number:number-style style:name="N12,1cel-Calc" style:volatile="true">
      <number:number number:min-integer-digits="1" number:decimal-places="0"/>
    </number:number-style>
    <style:style style:name="12,1cel-Calc" style:family="table-cell" style:parent-style-name="Default" style:data-style-name="N12,1cel-Calc"/>
    <number:number-style style:name="N12,2cel-Calc" style:volatile="true">
      <number:number number:min-integer-digits="1" number:decimal-places="0"/>
    </number:number-style>
    <style:style style:name="12,2cel-Calc" style:family="table-cell" style:parent-style-name="Default" style:data-style-name="N12,2cel-Calc"/>
    <number:number-style style:name="N12,4cel-Calc" style:volatile="true">
      <number:number number:min-integer-digits="1" number:decimal-places="0"/>
    </number:number-style>
    <style:style style:name="12,4cel-Calc" style:family="table-cell" style:parent-style-name="Default" style:data-style-name="N12,4cel-Calc"/>
    <number:number-style style:name="N12,5cel-Calc" style:volatile="true">
      <number:number number:min-integer-digits="1" number:decimal-places="0"/>
    </number:number-style>
    <style:style style:name="12,5cel-Calc" style:family="table-cell" style:parent-style-name="Default" style:data-style-name="N12,5cel-Calc"/>
    <number:number-style style:name="N13,1cel-Calc" style:volatile="true">
      <number:number number:min-integer-digits="1" number:decimal-places="0"/>
    </number:number-style>
    <style:style style:name="13,1cel-Calc" style:family="table-cell" style:parent-style-name="Default" style:data-style-name="N13,1cel-Calc"/>
    <number:number-style style:name="N13,2cel-Calc" style:volatile="true">
      <number:number number:min-integer-digits="1" number:decimal-places="0"/>
    </number:number-style>
    <style:style style:name="13,2cel-Calc" style:family="table-cell" style:parent-style-name="Default" style:data-style-name="N13,2cel-Calc"/>
    <number:number-style style:name="N13,4cel-Calc" style:volatile="true">
      <number:number number:min-integer-digits="1" number:decimal-places="0"/>
    </number:number-style>
    <style:style style:name="13,4cel-Calc" style:family="table-cell" style:parent-style-name="Default" style:data-style-name="N13,4cel-Calc"/>
    <number:number-style style:name="N13,5cel-Calc" style:volatile="true">
      <number:number number:min-integer-digits="1" number:decimal-places="0"/>
    </number:number-style>
    <style:style style:name="13,5cel-Calc" style:family="table-cell" style:parent-style-name="Default" style:data-style-name="N13,5cel-Calc"/>
    <number:number-style style:name="N14,1cel-Calc" style:volatile="true">
      <number:number number:min-integer-digits="1" number:decimal-places="0"/>
    </number:number-style>
    <style:style style:name="14,1cel-Calc" style:family="table-cell" style:parent-style-name="Default" style:data-style-name="N14,1cel-Calc"/>
    <number:number-style style:name="N14,2cel-Calc" style:volatile="true">
      <number:number number:min-integer-digits="1" number:decimal-places="0"/>
    </number:number-style>
    <style:style style:name="14,2cel-Calc" style:family="table-cell" style:parent-style-name="Default" style:data-style-name="N14,2cel-Calc"/>
    <number:number-style style:name="N14,4cel-Calc" style:volatile="true">
      <number:number number:min-integer-digits="1" number:decimal-places="0"/>
    </number:number-style>
    <style:style style:name="14,4cel-Calc" style:family="table-cell" style:parent-style-name="Default" style:data-style-name="N14,4cel-Calc"/>
    <number:number-style style:name="N14,5cel-Calc" style:volatile="true">
      <number:number number:min-integer-digits="1" number:decimal-places="0"/>
    </number:number-style>
    <style:style style:name="14,5cel-Calc" style:family="table-cell" style:parent-style-name="Default" style:data-style-name="N14,5cel-Calc"/>
    <number:number-style style:name="N14,7cel-Calc" style:volatile="true">
      <number:number number:min-integer-digits="1" number:decimal-places="15" number:decimal-replacement=""/>
    </number:number-style>
    <style:style style:name="14,7cel-Calc" style:family="table-cell" style:parent-style-name="Default" style:data-style-name="N14,7cel-Calc">
      <style:table-cell-properties style:vertical-align="bottom" fo:border-bottom="none" fo:border-left="none" fo:border-right="none" fo:border-top="none"/>
      <style:text-properties style:font-name="Arial" fo:font-size="10pt"/>
    </style:style>
    <style:style style:name="14,10cel-Calc" style:family="table-cell" style:parent-style-name="Default">
      <style:table-cell-properties fo:border-bottom="none" fo:border-left="none" fo:border-right="none" fo:border-top="none"/>
    </style:style>
    <number:number-style style:name="N15,1cel-Calc" style:volatile="true">
      <number:number number:min-integer-digits="1" number:decimal-places="0"/>
    </number:number-style>
    <style:style style:name="15,1cel-Calc" style:family="table-cell" style:parent-style-name="Default" style:data-style-name="N15,1cel-Calc"/>
    <number:number-style style:name="N15,2cel-Calc" style:volatile="true">
      <number:number number:min-integer-digits="1" number:decimal-places="0"/>
    </number:number-style>
    <style:style style:name="15,2cel-Calc" style:family="table-cell" style:parent-style-name="Default" style:data-style-name="N15,2cel-Calc"/>
    <number:number-style style:name="N15,4cel-Calc" style:volatile="true">
      <number:number number:min-integer-digits="1" number:decimal-places="0"/>
    </number:number-style>
    <style:style style:name="15,4cel-Calc" style:family="table-cell" style:parent-style-name="Default" style:data-style-name="N15,4cel-Calc"/>
    <number:number-style style:name="N15,5cel-Calc" style:volatile="true">
      <number:number number:min-integer-digits="1" number:decimal-places="0"/>
    </number:number-style>
    <style:style style:name="15,5cel-Calc" style:family="table-cell" style:parent-style-name="Default" style:data-style-name="N15,5cel-Calc"/>
    <style:style style:name="15,11cel-Calc" style:family="table-cell" style:parent-style-name="Default">
      <style:table-cell-properties fo:border-bottom="none" fo:border-left="none" fo:border-right="none" fo:border-top="none"/>
    </style:style>
    <number:number-style style:name="N16,1cel-Calc" style:volatile="true">
      <number:number number:min-integer-digits="1" number:decimal-places="0"/>
    </number:number-style>
    <style:style style:name="16,1cel-Calc" style:family="table-cell" style:parent-style-name="Default" style:data-style-name="N16,1cel-Calc"/>
    <number:number-style style:name="N16,2cel-Calc" style:volatile="true">
      <number:number number:min-integer-digits="1" number:decimal-places="0"/>
    </number:number-style>
    <style:style style:name="16,2cel-Calc" style:family="table-cell" style:parent-style-name="Default" style:data-style-name="N16,2cel-Calc"/>
    <number:number-style style:name="N16,4cel-Calc" style:volatile="true">
      <number:number number:min-integer-digits="1" number:decimal-places="0"/>
    </number:number-style>
    <style:style style:name="16,4cel-Calc" style:family="table-cell" style:parent-style-name="Default" style:data-style-name="N16,4cel-Calc"/>
    <number:number-style style:name="N16,5cel-Calc" style:volatile="true">
      <number:number number:min-integer-digits="1" number:decimal-places="0"/>
    </number:number-style>
    <style:style style:name="16,5cel-Calc" style:family="table-cell" style:parent-style-name="Default" style:data-style-name="N16,5cel-Calc"/>
    <style:style style:name="16,10cel-Calc" style:family="table-cell" style:parent-style-name="Default">
      <style:table-cell-properties fo:border-bottom="none" fo:border-left="none" fo:border-right="none" fo:border-top="none"/>
    </style:style>
    <number:number-style style:name="N17,1cel-Calc" style:volatile="true">
      <number:number number:min-integer-digits="1" number:decimal-places="0"/>
    </number:number-style>
    <style:style style:name="17,1cel-Calc" style:family="table-cell" style:parent-style-name="Default" style:data-style-name="N17,1cel-Calc"/>
    <number:number-style style:name="N17,2cel-Calc" style:volatile="true">
      <number:number number:min-integer-digits="1" number:decimal-places="0"/>
    </number:number-style>
    <style:style style:name="17,2cel-Calc" style:family="table-cell" style:parent-style-name="Default" style:data-style-name="N17,2cel-Calc"/>
    <number:number-style style:name="N17,4cel-Calc" style:volatile="true">
      <number:number number:min-integer-digits="1" number:decimal-places="0"/>
    </number:number-style>
    <style:style style:name="17,4cel-Calc" style:family="table-cell" style:parent-style-name="Default" style:data-style-name="N17,4cel-Calc"/>
    <number:number-style style:name="N17,5cel-Calc" style:volatile="true">
      <number:number number:min-integer-digits="1" number:decimal-places="0"/>
    </number:number-style>
    <style:style style:name="17,5cel-Calc" style:family="table-cell" style:parent-style-name="Default" style:data-style-name="N17,5cel-Calc"/>
    <style:style style:name="17,6cel-Calc" style:family="table-cell" style:parent-style-name="Default">
      <style:table-cell-properties fo:border-bottom="none" fo:border-left="none" fo:border-right="none" fo:border-top="none"/>
    </style:style>
    <style:style style:name="17,7cel-Calc" style:family="table-cell" style:parent-style-name="Default">
      <style:table-cell-properties fo:border-bottom="none" fo:border-left="none" fo:border-right="none" fo:border-top="none"/>
    </style:style>
    <style:style style:name="17,9cel-Calc" style:family="table-cell" style:parent-style-name="Default">
      <style:table-cell-properties fo:border-bottom="none" fo:border-left="none" fo:border-right="none" fo:border-top="none"/>
    </style:style>
    <number:number-style style:name="N18,1cel-Calc" style:volatile="true">
      <number:number number:min-integer-digits="1" number:decimal-places="0"/>
    </number:number-style>
    <style:style style:name="18,1cel-Calc" style:family="table-cell" style:parent-style-name="Default" style:data-style-name="N18,1cel-Calc"/>
    <number:number-style style:name="N18,2cel-Calc" style:volatile="true">
      <number:number number:min-integer-digits="1" number:decimal-places="0"/>
    </number:number-style>
    <style:style style:name="18,2cel-Calc" style:family="table-cell" style:parent-style-name="Default" style:data-style-name="N18,2cel-Calc"/>
    <number:number-style style:name="N18,4cel-Calc" style:volatile="true">
      <number:number number:min-integer-digits="1" number:decimal-places="0"/>
    </number:number-style>
    <style:style style:name="18,4cel-Calc" style:family="table-cell" style:parent-style-name="Default" style:data-style-name="N18,4cel-Calc"/>
    <number:number-style style:name="N18,5cel-Calc" style:volatile="true">
      <number:number number:min-integer-digits="1" number:decimal-places="0"/>
    </number:number-style>
    <style:style style:name="18,5cel-Calc" style:family="table-cell" style:parent-style-name="Default" style:data-style-name="N18,5cel-Calc"/>
    <number:number-style style:name="N19,1cel-Calc" style:volatile="true">
      <number:number number:min-integer-digits="1" number:decimal-places="0"/>
    </number:number-style>
    <style:style style:name="19,1cel-Calc" style:family="table-cell" style:parent-style-name="Default" style:data-style-name="N19,1cel-Calc"/>
    <number:number-style style:name="N19,2cel-Calc" style:volatile="true">
      <number:number number:min-integer-digits="1" number:decimal-places="0"/>
    </number:number-style>
    <style:style style:name="19,2cel-Calc" style:family="table-cell" style:parent-style-name="Default" style:data-style-name="N19,2cel-Calc"/>
    <number:number-style style:name="N19,4cel-Calc" style:volatile="true">
      <number:number number:min-integer-digits="1" number:decimal-places="0"/>
    </number:number-style>
    <style:style style:name="19,4cel-Calc" style:family="table-cell" style:parent-style-name="Default" style:data-style-name="N19,4cel-Calc"/>
    <number:number-style style:name="N19,5cel-Calc" style:volatile="true">
      <number:number number:min-integer-digits="1" number:decimal-places="0"/>
    </number:number-style>
    <style:style style:name="19,5cel-Calc" style:family="table-cell" style:parent-style-name="Default" style:data-style-name="N19,5cel-Calc"/>
    <style:style style:name="19,7cel-Calc" style:family="table-cell" style:parent-style-name="Default">
      <style:table-cell-properties fo:border-bottom="none" fo:border-left="none" fo:border-right="none" fo:border-top="none"/>
    </style:style>
    <number:number-style style:name="N20,1cel-Calc" style:volatile="true">
      <number:number number:min-integer-digits="1" number:decimal-places="0"/>
    </number:number-style>
    <style:style style:name="20,1cel-Calc" style:family="table-cell" style:parent-style-name="Default" style:data-style-name="N20,1cel-Calc"/>
    <number:number-style style:name="N20,2cel-Calc" style:volatile="true">
      <number:number number:min-integer-digits="1" number:decimal-places="0"/>
    </number:number-style>
    <style:style style:name="20,2cel-Calc" style:family="table-cell" style:parent-style-name="Default" style:data-style-name="N20,2cel-Calc"/>
    <number:number-style style:name="N20,4cel-Calc" style:volatile="true">
      <number:number number:min-integer-digits="1" number:decimal-places="0"/>
    </number:number-style>
    <style:style style:name="20,4cel-Calc" style:family="table-cell" style:parent-style-name="Default" style:data-style-name="N20,4cel-Calc"/>
    <number:number-style style:name="N20,5cel-Calc" style:volatile="true">
      <number:number number:min-integer-digits="1" number:decimal-places="0"/>
    </number:number-style>
    <style:style style:name="20,5cel-Calc" style:family="table-cell" style:parent-style-name="Default" style:data-style-name="N20,5cel-Calc"/>
    <number:number-style style:name="N21,1cel-Calc" style:volatile="true">
      <number:number number:min-integer-digits="1" number:decimal-places="0"/>
    </number:number-style>
    <style:style style:name="21,1cel-Calc" style:family="table-cell" style:parent-style-name="Default" style:data-style-name="N21,1cel-Calc"/>
    <number:number-style style:name="N21,2cel-Calc" style:volatile="true">
      <number:number number:min-integer-digits="1" number:decimal-places="0"/>
    </number:number-style>
    <style:style style:name="21,2cel-Calc" style:family="table-cell" style:parent-style-name="Default" style:data-style-name="N21,2cel-Calc"/>
    <number:number-style style:name="N21,4cel-Calc" style:volatile="true">
      <number:number number:min-integer-digits="1" number:decimal-places="0"/>
    </number:number-style>
    <style:style style:name="21,4cel-Calc" style:family="table-cell" style:parent-style-name="Default" style:data-style-name="N21,4cel-Calc"/>
    <number:number-style style:name="N21,5cel-Calc" style:volatile="true">
      <number:number number:min-integer-digits="1" number:decimal-places="0"/>
    </number:number-style>
    <style:style style:name="21,5cel-Calc" style:family="table-cell" style:parent-style-name="Default" style:data-style-name="N21,5cel-Calc"/>
    <number:number-style style:name="N22,1cel-Calc" style:volatile="true">
      <number:number number:min-integer-digits="1" number:decimal-places="0"/>
    </number:number-style>
    <style:style style:name="22,1cel-Calc" style:family="table-cell" style:parent-style-name="Default" style:data-style-name="N22,1cel-Calc"/>
    <number:number-style style:name="N22,2cel-Calc" style:volatile="true">
      <number:number number:min-integer-digits="1" number:decimal-places="0"/>
    </number:number-style>
    <style:style style:name="22,2cel-Calc" style:family="table-cell" style:parent-style-name="Default" style:data-style-name="N22,2cel-Calc"/>
    <number:number-style style:name="N22,4cel-Calc" style:volatile="true">
      <number:number number:min-integer-digits="1" number:decimal-places="0"/>
    </number:number-style>
    <style:style style:name="22,4cel-Calc" style:family="table-cell" style:parent-style-name="Default" style:data-style-name="N22,4cel-Calc"/>
    <number:number-style style:name="N22,5cel-Calc" style:volatile="true">
      <number:number number:min-integer-digits="1" number:decimal-places="0"/>
    </number:number-style>
    <style:style style:name="22,5cel-Calc" style:family="table-cell" style:parent-style-name="Default" style:data-style-name="N22,5cel-Calc"/>
  </office:automatic-styles>
  <office:body>
    <office:spreadsheet>
      <table:table table:name="Calc">
        <table:table-column table:style-name="_col-Calc" table:number-columns-repeated="6" table:default-cell-style-name="Default"/>
        <table:table-column table:style-name="7col-Calc" table:number-columns-repeated="4" table:default-cell-style-name="Default"/>
        <table:table-column table:style-name="_col-Calc" table:number-columns-repeated="10" table:default-cell-style-name="Default"/>
        <table:table-row table:style-name="1row-Calc">
          <table:table-cell table:style-name="1,1cel-Calc" table:number-columns-spanned="5" office:value-type="string">
            <text:p>Digitech Jam Man Samples per Beat Conversion Chart</text:p>
          </table:table-cell>
          <table:covered-table-cell table:number-columns-repeated="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 table:style-name="2,1cel-Calc" office:value-type="string">
            <text:p>BPM</text:p>
          </table:table-cell>
          <table:table-cell table:style-name="2,1cel-Calc" office:value-type="string">
            <text:p>Samples/Beat</text:p>
          </table:table-cell>
          <table:table-cell/>
          <table:table-cell table:style-name="2,1cel-Calc" office:value-type="string">
            <text:p>BPM</text:p>
          </table:table-cell>
          <table:table-cell table:style-name="2,1cel-Calc" office:value-type="string">
            <text:p>Samples/Bea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 table:style-name="3,1cel-Calc" table:formula="oooc:=[.$H$7]+[.$H$8]*(ROW([.A3])-3)" office:value-type="float" office:value="80">
            <text:p>80</text:p>
          </table:table-cell>
          <table:table-cell table:style-name="3,2cel-Calc" table:formula="oooc:=ROUND(SampSec/[.A3]*60;0)" office:value-type="float" office:value="33075">
            <text:p>33075</text:p>
          </table:table-cell>
          <table:table-cell/>
          <table:table-cell table:style-name="3,4cel-Calc" table:formula="oooc:=[.$H$7]+[.$H$8]*(ROW([.A3])+17)" office:value-type="float" office:value="120">
            <text:p>120</text:p>
          </table:table-cell>
          <table:table-cell table:style-name="3,5cel-Calc" table:formula="oooc:=ROUND(SampSec/[.D3]*60;0)" office:value-type="float" office:value="22050">
            <text:p>22050</text:p>
          </table:table-cell>
          <table:table-cell/>
          <table:table-cell office:value-type="string">
            <text:p>Online Vers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 table:style-name="4,1cel-Calc" table:formula="oooc:=[.$H$7]+[.$H$8]*(ROW([.A4])-3)" office:value-type="float" office:value="82">
            <text:p>82</text:p>
          </table:table-cell>
          <table:table-cell table:style-name="4,2cel-Calc" table:formula="oooc:=ROUND(SampSec/[.A4]*60;0)" office:value-type="float" office:value="32268">
            <text:p>32268</text:p>
          </table:table-cell>
          <table:table-cell/>
          <table:table-cell table:style-name="4,4cel-Calc" table:formula="oooc:=[.$H$7]+[.$H$8]*(ROW([.A4])+17)" office:value-type="float" office:value="122">
            <text:p>122</text:p>
          </table:table-cell>
          <table:table-cell table:style-name="4,5cel-Calc" table:formula="oooc:=ROUND(SampSec/[.D4]*60;0)" office:value-type="float" office:value="21689">
            <text:p>21689</text:p>
          </table:table-cell>
          <table:table-cell/>
          <table:table-cell table:style-name="4,7cel-Calc"/>
          <table:table-cell table:style-name="4,7cel-Calc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 table:style-name="5,1cel-Calc" table:formula="oooc:=[.$H$7]+[.$H$8]*(ROW([.A5])-3)" office:value-type="float" office:value="84">
            <text:p>84</text:p>
          </table:table-cell>
          <table:table-cell table:style-name="5,2cel-Calc" table:formula="oooc:=ROUND(SampSec/[.A5]*60;0)" office:value-type="float" office:value="31500">
            <text:p>31500</text:p>
          </table:table-cell>
          <table:table-cell/>
          <table:table-cell table:style-name="5,4cel-Calc" table:formula="oooc:=[.$H$7]+[.$H$8]*(ROW([.A5])+17)" office:value-type="float" office:value="124">
            <text:p>124</text:p>
          </table:table-cell>
          <table:table-cell table:style-name="5,5cel-Calc" table:formula="oooc:=ROUND(SampSec/[.D5]*60;0)" office:value-type="float" office:value="21339">
            <text:p>21339</text:p>
          </table:table-cell>
          <table:table-cell table:style-name="5,6cel-Calc"/>
          <table:table-cell table:style-name="5,7cel-Calc" table:number-columns-spanned="2" office:value-type="string">
            <text:p>Config</text:p>
          </table:table-cell>
          <table:covered-table-cell/>
          <table:table-cell table:style-name="5,9cel-Calc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 table:style-name="6,1cel-Calc" table:formula="oooc:=[.$H$7]+[.$H$8]*(ROW([.A6])-3)" office:value-type="float" office:value="86">
            <text:p>86</text:p>
          </table:table-cell>
          <table:table-cell table:style-name="6,2cel-Calc" table:formula="oooc:=ROUND(SampSec/[.A6]*60;0)" office:value-type="float" office:value="30767">
            <text:p>30767</text:p>
          </table:table-cell>
          <table:table-cell/>
          <table:table-cell table:style-name="6,4cel-Calc" table:formula="oooc:=[.$H$7]+[.$H$8]*(ROW([.A6])+17)" office:value-type="float" office:value="126">
            <text:p>126</text:p>
          </table:table-cell>
          <table:table-cell table:style-name="6,5cel-Calc" table:formula="oooc:=ROUND(SampSec/[.D6]*60;0)" office:value-type="float" office:value="21000">
            <text:p>21000</text:p>
          </table:table-cell>
          <table:table-cell table:style-name="5,6cel-Calc"/>
          <table:table-cell table:style-name="6,7cel-Calc" office:value-type="string">
            <text:p>Samples per second:</text:p>
          </table:table-cell>
          <table:table-cell table:style-name="6,8cel-Calc" office:value-type="float" office:value="44100">
            <text:p>44100</text:p>
          </table:table-cell>
          <table:table-cell table:style-name="5,9cel-Calc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 table:style-name="7,1cel-Calc" table:formula="oooc:=[.$H$7]+[.$H$8]*(ROW([.A7])-3)" office:value-type="float" office:value="88">
            <text:p>88</text:p>
          </table:table-cell>
          <table:table-cell table:style-name="7,2cel-Calc" table:formula="oooc:=ROUND(SampSec/[.A7]*60;0)" office:value-type="float" office:value="30068">
            <text:p>30068</text:p>
          </table:table-cell>
          <table:table-cell/>
          <table:table-cell table:style-name="7,4cel-Calc" table:formula="oooc:=[.$H$7]+[.$H$8]*(ROW([.A7])+17)" office:value-type="float" office:value="128">
            <text:p>128</text:p>
          </table:table-cell>
          <table:table-cell table:style-name="7,5cel-Calc" table:formula="oooc:=ROUND(SampSec/[.D7]*60;0)" office:value-type="float" office:value="20672">
            <text:p>20672</text:p>
          </table:table-cell>
          <table:table-cell table:style-name="5,6cel-Calc"/>
          <table:table-cell table:style-name="5,9cel-Calc" office:value-type="string">
            <text:p>Starting BPM</text:p>
          </table:table-cell>
          <table:table-cell table:style-name="7,8cel-Calc" office:value-type="float" office:value="80">
            <text:p>80</text:p>
          </table:table-cell>
          <table:table-cell table:style-name="5,9cel-Calc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 table:style-name="8,1cel-Calc" table:formula="oooc:=[.$H$7]+[.$H$8]*(ROW([.A8])-3)" office:value-type="float" office:value="90">
            <text:p>90</text:p>
          </table:table-cell>
          <table:table-cell table:style-name="8,2cel-Calc" table:formula="oooc:=ROUND(SampSec/[.A8]*60;0)" office:value-type="float" office:value="29400">
            <text:p>29400</text:p>
          </table:table-cell>
          <table:table-cell/>
          <table:table-cell table:style-name="8,4cel-Calc" table:formula="oooc:=[.$H$7]+[.$H$8]*(ROW([.A8])+17)" office:value-type="float" office:value="130">
            <text:p>130</text:p>
          </table:table-cell>
          <table:table-cell table:style-name="8,5cel-Calc" table:formula="oooc:=ROUND(SampSec/[.D8]*60;0)" office:value-type="float" office:value="20354">
            <text:p>20354</text:p>
          </table:table-cell>
          <table:table-cell table:style-name="5,6cel-Calc"/>
          <table:table-cell table:style-name="5,9cel-Calc" office:value-type="string">
            <text:p>Increment</text:p>
          </table:table-cell>
          <table:table-cell table:style-name="8,8cel-Calc" office:value-type="float" office:value="2">
            <text:p>2</text:p>
          </table:table-cell>
          <table:table-cell table:style-name="5,9cel-Calc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 table:style-name="9,1cel-Calc" table:formula="oooc:=[.$H$7]+[.$H$8]*(ROW([.A9])-3)" office:value-type="float" office:value="92">
            <text:p>92</text:p>
          </table:table-cell>
          <table:table-cell table:style-name="9,2cel-Calc" table:formula="oooc:=ROUND(SampSec/[.A9]*60;0)" office:value-type="float" office:value="28761">
            <text:p>28761</text:p>
          </table:table-cell>
          <table:table-cell/>
          <table:table-cell table:style-name="9,4cel-Calc" table:formula="oooc:=[.$H$7]+[.$H$8]*(ROW([.A9])+17)" office:value-type="float" office:value="132">
            <text:p>132</text:p>
          </table:table-cell>
          <table:table-cell table:style-name="9,5cel-Calc" table:formula="oooc:=ROUND(SampSec/[.D9]*60;0)" office:value-type="float" office:value="20045">
            <text:p>20045</text:p>
          </table:table-cell>
          <table:table-cell table:style-name="5,6cel-Calc"/>
          <table:table-cell table:style-name="9,7cel-Calc"/>
          <table:table-cell table:style-name="9,8cel-Calc"/>
          <table:table-cell table:style-name="5,9cel-Calc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 table:style-name="10,1cel-Calc" table:formula="oooc:=[.$H$7]+[.$H$8]*(ROW([.A10])-3)" office:value-type="float" office:value="94">
            <text:p>94</text:p>
          </table:table-cell>
          <table:table-cell table:style-name="10,2cel-Calc" table:formula="oooc:=ROUND(SampSec/[.A10]*60;0)" office:value-type="float" office:value="28149">
            <text:p>28149</text:p>
          </table:table-cell>
          <table:table-cell/>
          <table:table-cell table:style-name="10,4cel-Calc" table:formula="oooc:=[.$H$7]+[.$H$8]*(ROW([.A10])+17)" office:value-type="float" office:value="134">
            <text:p>134</text:p>
          </table:table-cell>
          <table:table-cell table:style-name="10,5cel-Calc" table:formula="oooc:=ROUND(SampSec/[.D10]*60;0)" office:value-type="float" office:value="19746">
            <text:p>19746</text:p>
          </table:table-cell>
          <table:table-cell/>
          <table:table-cell table:style-name="10,7cel-Calc"/>
          <table:table-cell table:style-name="10,7cel-Calc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 table:style-name="11,1cel-Calc" table:formula="oooc:=[.$H$7]+[.$H$8]*(ROW([.A11])-3)" office:value-type="float" office:value="96">
            <text:p>96</text:p>
          </table:table-cell>
          <table:table-cell table:style-name="11,2cel-Calc" table:formula="oooc:=ROUND(SampSec/[.A11]*60;0)" office:value-type="float" office:value="27563">
            <text:p>27563</text:p>
          </table:table-cell>
          <table:table-cell/>
          <table:table-cell table:style-name="11,4cel-Calc" table:formula="oooc:=[.$H$7]+[.$H$8]*(ROW([.A11])+17)" office:value-type="float" office:value="136">
            <text:p>136</text:p>
          </table:table-cell>
          <table:table-cell table:style-name="11,5cel-Calc" table:formula="oooc:=ROUND(SampSec/[.D11]*60;0)" office:value-type="float" office:value="19456">
            <text:p>19456</text:p>
          </table:table-cell>
          <table:table-cell/>
          <table:table-cell office:value-type="string">
            <text:p>References: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 table:style-name="12,1cel-Calc" table:formula="oooc:=[.$H$7]+[.$H$8]*(ROW([.A12])-3)" office:value-type="float" office:value="98">
            <text:p>98</text:p>
          </table:table-cell>
          <table:table-cell table:style-name="12,2cel-Calc" table:formula="oooc:=ROUND(SampSec/[.A12]*60;0)" office:value-type="float" office:value="27000">
            <text:p>27000</text:p>
          </table:table-cell>
          <table:table-cell/>
          <table:table-cell table:style-name="12,4cel-Calc" table:formula="oooc:=[.$H$7]+[.$H$8]*(ROW([.A12])+17)" office:value-type="float" office:value="138">
            <text:p>138</text:p>
          </table:table-cell>
          <table:table-cell table:style-name="12,5cel-Calc" table:formula="oooc:=ROUND(SampSec/[.D12]*60;0)" office:value-type="float" office:value="19174">
            <text:p>19174</text:p>
          </table:table-cell>
          <table:table-cell/>
          <table:table-cell table:number-columns-spanned="4" office:value-type="string">
            <text:p>http://amoebacrunch.blogspot.com/2008/08/hacking-digitech-jamman.html</text:p>
          </table:table-cell>
          <table:covered-table-cell table:number-columns-repeated="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 table:style-name="13,1cel-Calc" table:formula="oooc:=[.$H$7]+[.$H$8]*(ROW([.A13])-3)" office:value-type="float" office:value="100">
            <text:p>100</text:p>
          </table:table-cell>
          <table:table-cell table:style-name="13,2cel-Calc" table:formula="oooc:=ROUND(SampSec/[.A13]*60;0)" office:value-type="float" office:value="26460">
            <text:p>26460</text:p>
          </table:table-cell>
          <table:table-cell/>
          <table:table-cell table:style-name="13,4cel-Calc" table:formula="oooc:=[.$H$7]+[.$H$8]*(ROW([.A13])+17)" office:value-type="float" office:value="140">
            <text:p>140</text:p>
          </table:table-cell>
          <table:table-cell table:style-name="13,5cel-Calc" table:formula="oooc:=ROUND(SampSec/[.D13]*60;0)" office:value-type="float" office:value="18900">
            <text:p>189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 table:style-name="14,1cel-Calc" table:formula="oooc:=[.$H$7]+[.$H$8]*(ROW([.A14])-3)" office:value-type="float" office:value="102">
            <text:p>102</text:p>
          </table:table-cell>
          <table:table-cell table:style-name="14,2cel-Calc" table:formula="oooc:=ROUND(SampSec/[.A14]*60;0)" office:value-type="float" office:value="25941">
            <text:p>25941</text:p>
          </table:table-cell>
          <table:table-cell/>
          <table:table-cell table:style-name="14,4cel-Calc" table:formula="oooc:=[.$H$7]+[.$H$8]*(ROW([.A14])+17)" office:value-type="float" office:value="142">
            <text:p>142</text:p>
          </table:table-cell>
          <table:table-cell table:style-name="14,5cel-Calc" table:formula="oooc:=ROUND(SampSec/[.D14]*60;0)" office:value-type="float" office:value="18634">
            <text:p>18634</text:p>
          </table:table-cell>
          <table:table-cell/>
          <table:table-cell table:style-name="14,7cel-Calc" office:value-type="string">
            <text:p>Online Version:</text:p>
          </table:table-cell>
          <table:table-cell table:style-name="14,7cel-Calc"/>
          <table:table-cell table:style-name="14,7cel-Calc"/>
          <table:table-cell table:style-name="14,10cel-Calc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5row-Calc">
          <table:table-cell table:style-name="15,1cel-Calc" table:formula="oooc:=[.$H$7]+[.$H$8]*(ROW([.A15])-3)" office:value-type="float" office:value="104">
            <text:p>104</text:p>
          </table:table-cell>
          <table:table-cell table:style-name="15,2cel-Calc" table:formula="oooc:=ROUND(SampSec/[.A15]*60;0)" office:value-type="float" office:value="25442">
            <text:p>25442</text:p>
          </table:table-cell>
          <table:table-cell/>
          <table:table-cell table:style-name="15,4cel-Calc" table:formula="oooc:=[.$H$7]+[.$H$8]*(ROW([.A15])+17)" office:value-type="float" office:value="144">
            <text:p>144</text:p>
          </table:table-cell>
          <table:table-cell table:style-name="15,5cel-Calc" table:formula="oooc:=ROUND(SampSec/[.D15]*60;0)" office:value-type="float" office:value="18375">
            <text:p>18375</text:p>
          </table:table-cell>
          <table:table-cell table:style-name="14,7cel-Calc"/>
          <table:table-cell table:style-name="14,7cel-Calc" table:number-columns-spanned="4" office:value-type="string">
            <text:p>http://spreadsheets.google.com/pub?key=rAgNM7QCws61fS0CPNF_rig&amp;output=html</text:p>
          </table:table-cell>
          <table:covered-table-cell table:number-columns-repeated="3"/>
          <table:table-cell table:style-name="15,11cel-Calc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 table:style-name="16,1cel-Calc" table:formula="oooc:=[.$H$7]+[.$H$8]*(ROW([.A16])-3)" office:value-type="float" office:value="106">
            <text:p>106</text:p>
          </table:table-cell>
          <table:table-cell table:style-name="16,2cel-Calc" table:formula="oooc:=ROUND(SampSec/[.A16]*60;0)" office:value-type="float" office:value="24962">
            <text:p>24962</text:p>
          </table:table-cell>
          <table:table-cell/>
          <table:table-cell table:style-name="16,4cel-Calc" table:formula="oooc:=[.$H$7]+[.$H$8]*(ROW([.A16])+17)" office:value-type="float" office:value="146">
            <text:p>146</text:p>
          </table:table-cell>
          <table:table-cell table:style-name="16,5cel-Calc" table:formula="oooc:=ROUND(SampSec/[.D16]*60;0)" office:value-type="float" office:value="18123">
            <text:p>18123</text:p>
          </table:table-cell>
          <table:table-cell/>
          <table:table-cell table:style-name="14,7cel-Calc"/>
          <table:table-cell table:style-name="14,7cel-Calc"/>
          <table:table-cell table:style-name="14,7cel-Calc"/>
          <table:table-cell table:style-name="16,10cel-Calc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 table:style-name="17,1cel-Calc" table:formula="oooc:=[.$H$7]+[.$H$8]*(ROW([.A17])-3)" office:value-type="float" office:value="108">
            <text:p>108</text:p>
          </table:table-cell>
          <table:table-cell table:style-name="17,2cel-Calc" table:formula="oooc:=ROUND(SampSec/[.A17]*60;0)" office:value-type="float" office:value="24500">
            <text:p>24500</text:p>
          </table:table-cell>
          <table:table-cell/>
          <table:table-cell table:style-name="17,4cel-Calc" table:formula="oooc:=[.$H$7]+[.$H$8]*(ROW([.A17])+17)" office:value-type="float" office:value="148">
            <text:p>148</text:p>
          </table:table-cell>
          <table:table-cell table:style-name="17,5cel-Calc" table:formula="oooc:=ROUND(SampSec/[.D17]*60;0)" office:value-type="float" office:value="17878">
            <text:p>17878</text:p>
          </table:table-cell>
          <table:table-cell table:style-name="17,6cel-Calc"/>
          <table:table-cell table:style-name="17,7cel-Calc" table:number-columns-spanned="2" office:value-type="string">
            <text:p>Ruby Program to Create XML files:</text:p>
          </table:table-cell>
          <table:covered-table-cell/>
          <table:table-cell table:style-name="17,9cel-Calc"/>
          <table:table-cell table:style-name="14,10cel-Calc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 table:style-name="18,1cel-Calc" table:formula="oooc:=[.$H$7]+[.$H$8]*(ROW([.A18])-3)" office:value-type="float" office:value="110">
            <text:p>110</text:p>
          </table:table-cell>
          <table:table-cell table:style-name="18,2cel-Calc" table:formula="oooc:=ROUND(SampSec/[.A18]*60;0)" office:value-type="float" office:value="24055">
            <text:p>24055</text:p>
          </table:table-cell>
          <table:table-cell/>
          <table:table-cell table:style-name="18,4cel-Calc" table:formula="oooc:=[.$H$7]+[.$H$8]*(ROW([.A18])+17)" office:value-type="float" office:value="150">
            <text:p>150</text:p>
          </table:table-cell>
          <table:table-cell table:style-name="18,5cel-Calc" table:formula="oooc:=ROUND(SampSec/[.D18]*60;0)" office:value-type="float" office:value="17640">
            <text:p>17640</text:p>
          </table:table-cell>
          <table:table-cell table:style-name="17,6cel-Calc"/>
          <table:table-cell table:style-name="17,7cel-Calc" table:number-columns-spanned="4" office:value-type="string">
            <text:p>http://github.com/chicagogrooves/music_utils/blob/ff4a81e3917436d31ac7cd89d006c3ad81bc76b7/jamman_loops.rb</text:p>
          </table:table-cell>
          <table:covered-table-cell table:number-columns-repeated="3"/>
          <table:table-cell table:style-name="15,11cel-Calc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 table:style-name="19,1cel-Calc" table:formula="oooc:=[.$H$7]+[.$H$8]*(ROW([.A19])-3)" office:value-type="float" office:value="112">
            <text:p>112</text:p>
          </table:table-cell>
          <table:table-cell table:style-name="19,2cel-Calc" table:formula="oooc:=ROUND(SampSec/[.A19]*60;0)" office:value-type="float" office:value="23625">
            <text:p>23625</text:p>
          </table:table-cell>
          <table:table-cell/>
          <table:table-cell table:style-name="19,4cel-Calc" table:formula="oooc:=[.$H$7]+[.$H$8]*(ROW([.A19])+17)" office:value-type="float" office:value="152">
            <text:p>152</text:p>
          </table:table-cell>
          <table:table-cell table:style-name="19,5cel-Calc" table:formula="oooc:=ROUND(SampSec/[.D19]*60;0)" office:value-type="float" office:value="17408">
            <text:p>17408</text:p>
          </table:table-cell>
          <table:table-cell/>
          <table:table-cell table:style-name="19,7cel-Calc"/>
          <table:table-cell table:style-name="19,7cel-Calc"/>
          <table:table-cell table:style-name="16,10cel-Calc"/>
          <table:table-cell table:style-name="16,10cel-Calc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 table:style-name="20,1cel-Calc" table:formula="oooc:=[.$H$7]+[.$H$8]*(ROW([.A20])-3)" office:value-type="float" office:value="114">
            <text:p>114</text:p>
          </table:table-cell>
          <table:table-cell table:style-name="20,2cel-Calc" table:formula="oooc:=ROUND(SampSec/[.A20]*60;0)" office:value-type="float" office:value="23211">
            <text:p>23211</text:p>
          </table:table-cell>
          <table:table-cell/>
          <table:table-cell table:style-name="20,4cel-Calc" table:formula="oooc:=[.$H$7]+[.$H$8]*(ROW([.A20])+17)" office:value-type="float" office:value="154">
            <text:p>154</text:p>
          </table:table-cell>
          <table:table-cell table:style-name="20,5cel-Calc" table:formula="oooc:=ROUND(SampSec/[.D20]*60;0)" office:value-type="float" office:value="17182">
            <text:p>17182</text:p>
          </table:table-cell>
          <table:table-cell table:style-name="17,6cel-Calc"/>
          <table:table-cell table:style-name="17,7cel-Calc" table:number-columns-spanned="2" office:value-type="string">
            <text:p>This file as Open Office Doc Spreadsheet:</text:p>
          </table:table-cell>
          <table:covered-table-cell/>
          <table:table-cell table:style-name="17,9cel-Calc"/>
          <table:table-cell table:style-name="14,10cel-Calc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 table:style-name="21,1cel-Calc" table:formula="oooc:=[.$H$7]+[.$H$8]*(ROW([.A21])-3)" office:value-type="float" office:value="116">
            <text:p>116</text:p>
          </table:table-cell>
          <table:table-cell table:style-name="21,2cel-Calc" table:formula="oooc:=ROUND(SampSec/[.A21]*60;0)" office:value-type="float" office:value="22810">
            <text:p>22810</text:p>
          </table:table-cell>
          <table:table-cell/>
          <table:table-cell table:style-name="21,4cel-Calc" table:formula="oooc:=[.$H$7]+[.$H$8]*(ROW([.A21])+17)" office:value-type="float" office:value="156">
            <text:p>156</text:p>
          </table:table-cell>
          <table:table-cell table:style-name="21,5cel-Calc" table:formula="oooc:=ROUND(SampSec/[.D21]*60;0)" office:value-type="float" office:value="16962">
            <text:p>16962</text:p>
          </table:table-cell>
          <table:table-cell table:style-name="17,6cel-Calc"/>
          <table:table-cell table:style-name="17,7cel-Calc" table:number-columns-spanned="4" office:value-type="string">
            <text:p>http://github.com/chicagogrooves/music_utils/blob/master/DigitechJammanSamplesPerBeatConverter.ods</text:p>
          </table:table-cell>
          <table:covered-table-cell table:number-columns-repeated="3"/>
          <table:table-cell table:style-name="15,11cel-Calc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 table:style-name="22,1cel-Calc" table:formula="oooc:=[.$H$7]+[.$H$8]*(ROW([.A22])-3)" office:value-type="float" office:value="118">
            <text:p>118</text:p>
          </table:table-cell>
          <table:table-cell table:style-name="22,2cel-Calc" table:formula="oooc:=ROUND(SampSec/[.A22]*60;0)" office:value-type="float" office:value="22424">
            <text:p>22424</text:p>
          </table:table-cell>
          <table:table-cell/>
          <table:table-cell table:style-name="22,4cel-Calc" table:formula="oooc:=[.$H$7]+[.$H$8]*(ROW([.A22])+17)" office:value-type="float" office:value="158">
            <text:p>158</text:p>
          </table:table-cell>
          <table:table-cell table:style-name="22,5cel-Calc" table:formula="oooc:=ROUND(SampSec/[.D22]*60;0)" office:value-type="float" office:value="16747">
            <text:p>16747</text:p>
          </table:table-cell>
          <table:table-cell/>
          <table:table-cell table:style-name="16,10cel-Calc"/>
          <table:table-cell table:style-name="16,10cel-Calc"/>
          <table:table-cell table:style-name="16,10cel-Calc"/>
          <table:table-cell table:style-name="16,10cel-Calc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Calc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ext-properties style:font-name="Arial"/>
    </style:default-style>
    <style:style style:name="Default" style:family="table-cell">
      <style:table-cell-properties fo:wrap-option="wrap"/>
    </style:style>
  </office:styles>
</office:document-styles>
</file>

<file path=meta.xml><?xml version="1.0" encoding="utf-8"?>
<office:document-meta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meta>
    <meta:generator>Google Spreadsheets</meta:generator>
  </office:meta>
</office:document-meta>
</file>